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b44" officeooo:paragraph-rsid="0010395b"/>
    </style:style>
    <style:style style:name="P2" style:family="paragraph" style:parent-style-name="Standard">
      <style:text-properties fo:font-style="normal" officeooo:rsid="000cab44" officeooo:paragraph-rsid="0010395b" style:font-style-asian="normal" style:font-style-complex="normal"/>
    </style:style>
    <style:style style:name="P3" style:family="paragraph" style:parent-style-name="Standard">
      <style:text-properties fo:font-style="normal" officeooo:rsid="000cab44" officeooo:paragraph-rsid="000cab44" style:font-style-asian="normal" style:font-style-complex="normal"/>
    </style:style>
    <style:style style:name="P4" style:family="paragraph" style:parent-style-name="Standard">
      <style:text-properties fo:font-style="normal" officeooo:rsid="001036ef" officeooo:paragraph-rsid="001036ef" style:font-style-asian="normal" style:font-style-complex="normal"/>
    </style:style>
    <style:style style:name="P5" style:family="paragraph" style:parent-style-name="Standard">
      <style:text-properties fo:font-style="normal" officeooo:rsid="0010395b" officeooo:paragraph-rsid="0010395b" style:font-style-asian="normal" style:font-style-complex="normal"/>
    </style:style>
    <style:style style:name="P6" style:family="paragraph" style:parent-style-name="Standard">
      <style:text-properties fo:font-style="normal" fo:font-weight="bold" officeooo:rsid="001036ef" officeooo:paragraph-rsid="001036e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0395b" officeooo:paragraph-rsid="0010395b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line-through-style="solid" style:text-line-through-type="single" fo:font-style="normal" officeooo:rsid="001036ef" officeooo:paragraph-rsid="001036ef" style:font-style-asian="normal" style:font-style-complex="normal"/>
    </style:style>
    <style:style style:name="P9" style:family="paragraph" style:parent-style-name="Text_20_body">
      <style:text-properties officeooo:rsid="0011e6e1" officeooo:paragraph-rsid="0011e6e1"/>
    </style:style>
    <style:style style:name="P10" style:family="paragraph" style:parent-style-name="Text_20_body">
      <style:text-properties officeooo:paragraph-rsid="00133c08"/>
    </style:style>
    <style:style style:name="P11" style:family="paragraph" style:parent-style-name="Heading_20_2">
      <style:paragraph-properties fo:break-before="page"/>
      <style:text-properties officeooo:rsid="0015fc5f" officeooo:paragraph-rsid="0015fc5f"/>
    </style:style>
    <style:style style:name="P12" style:family="paragraph" style:parent-style-name="Standard" style:list-style-name="L1">
      <style:text-properties fo:font-style="normal" officeooo:rsid="001036ef" officeooo:paragraph-rsid="001036ef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10395b" officeooo:paragraph-rsid="0010395b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10395b" officeooo:paragraph-rsid="0010395b" style:font-style-asian="normal" style:font-style-complex="normal"/>
    </style:style>
    <style:style style:name="P15" style:family="paragraph" style:parent-style-name="Text_20_body" style:list-style-name="L3">
      <style:text-properties fo:font-weight="bold" officeooo:rsid="0011e6e1" officeooo:paragraph-rsid="00133c08" style:font-weight-asian="bold" style:font-weight-complex="bold"/>
    </style:style>
    <style:style style:name="P16" style:family="paragraph" style:parent-style-name="Text_20_body" style:list-style-name="L4">
      <style:text-properties officeooo:rsid="0015fc5f" officeooo:paragraph-rsid="0015fc5f"/>
    </style:style>
    <style:style style:name="P17" style:family="paragraph" style:parent-style-name="Text_20_body">
      <style:text-properties officeooo:rsid="0015fc5f" officeooo:paragraph-rsid="0015fc5f"/>
    </style:style>
    <style:style style:name="P18" style:family="paragraph" style:parent-style-name="Text_20_body" style:list-style-name="L5">
      <style:text-properties officeooo:paragraph-rsid="0015fc5f"/>
    </style:style>
    <style:style style:name="P19" style:family="paragraph" style:parent-style-name="Text_20_body">
      <style:text-properties officeooo:rsid="0017621b" officeooo:paragraph-rsid="0017621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5fc5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e6e1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1e6e1"/>
    </style:style>
    <style:style style:name="T8" style:family="text">
      <style:text-properties officeooo:rsid="0010395b"/>
    </style:style>
    <style:style style:name="T9" style:family="text">
      <style:text-properties officeooo:rsid="0011e6e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e6e1" style:font-weight-asian="bold" style:font-weight-complex="bold"/>
    </style:style>
    <style:style style:name="T12" style:family="text">
      <style:text-properties style:font-name="Liberation Sans" fo:font-size="16pt" fo:font-weight="bold" style:font-name-asian="Noto Sans CJK JP" style:font-size-asian="16pt" style:font-weight-asian="bold" style:font-name-complex="Lohit Devanagari1" style:font-size-complex="16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5fc5f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Mを一旦500x500に分割してから、bit深度を変換、GeoTIFFからPNGへの変換を経て、SROOEで処理が可能</text:p>
      <text:p text:style-name="P4">謎のアーティファクトが確認された。<text:span text:style-name="T6">スケールを一致させていないのが原因だった</text:span></text:p>
      <text:p text:style-name="P8">他のファイルでもこのようになるのかを確認する</text:p>
      <text:p text:style-name="P4"/>
      <text:p text:style-name="P6">高解像度化の前処理</text:p>
      <text:list xml:id="list2092442465" text:style-name="L1">
        <text:list-item>
          <text:p text:style-name="P12">DEMを<text:span text:style-name="T8">500x500に分割</text:span></text:p>
        </text:list-item>
        <text:list-item>
          <text:p text:style-name="P13">bit深度をfloat32からuint8に変換</text:p>
        </text:list-item>
        <text:list-item>
          <text:p text:style-name="P13">GeoTIFF形式からPNG形式（RGB）へ変換</text:p>
        </text:list-item>
      </text:list>
      <text:p text:style-name="P5"/>
      <text:p text:style-name="P7">元データについて</text:p>
      <text:p text:style-name="P1">高解像度化する画像は、 <text:span text:style-name="T1">home</text:span><text:span text:style-name="T2">/s1300211/Documents/datasets<text:tab/>内にある画像をすり替える</text:span></text:p>
      <text:p text:style-name="P2">基本的にはPNG画像にしとけば良さそう（RGB）</text:p>
      <text:p text:style-name="P2">容量がMBになるときつい</text:p>
      <text:p text:style-name="P2">500x500ぐらいなら大丈夫そう？</text:p>
      <text:p text:style-name="P5"/>
      <text:p text:style-name="P7">高解像度化（SROOE）の実行方法</text:p>
      <text:list xml:id="list1133421974" text:style-name="L2">
        <text:list-item>
          <text:p text:style-name="P14">/home/student/Documentsに移動</text:p>
        </text:list-item>
        <text:list-item>
          <text:p text:style-name="P14">source venv/bin/activateによって仮想環境を呼ぶ</text:p>
        </text:list-item>
        <text:list-item>
          <text:p text:style-name="P14">home/student/Documents/SROOE/codesに移動</text:p>
        </text:list-item>
        <text:list-item>
          <text:p text:style-name="P14">python test.py -opt options/test/test.ymlによって実行</text:p>
        </text:list-item>
      </text:list>
      <text:p text:style-name="P3"/>
      <text:h text:style-name="Heading_20_2" text:outline-level="2">SROOEはマズイ！？</text:h>
      <text:p text:style-name="Text_20_body">SROOEで超解像を行うには、そもそもPNGなどの画像入力を前提にしていた。<text:line-break/>なので、DEMを超解像するために、入力形式を揃えるため上記の前処理を行っていた。<text:line-break/>これでもだめだったので、GeoTIFF形式<text:span text:style-name="T9">(float32)→テンソル形式(float32)→PNG形式(uint8)の手順の処理から考えていた。この手順で挟む</text:span><text:span text:style-name="T11">tensor_RGBという形式であれば、float32で高精度</text:span><text:span text:style-name="T9">のままSROOEに入力できると考えられたが、</text:span><text:span text:style-name="T11">SROOEと相性が悪い</text:span><text:span text:style-name="T9">ことがわかった。</text:span></text:p>
      <text:p text:style-name="P9">CネットとGネットという２つのネットを組み合わせて超解像を行うSROOEであるが、このCネットは車や人などの自然画像を前提にしてて、そんな物体はないDEMを入力すると当然エラーを吐く。<text:line-break/>Cネットの最初の処理にあるVGG特徴抽出で、DEMを入れると一層目で異常値が爆発、この時点でSRGANModelが壊れる。</text:p>
      <text:p text:style-name="P9">ということで、Cネットが相性×なのだから、Cネットを完全に外してしまえばいいということになる。<text:line-break/>Cネットを外してGネットのみにすると、それはもうただの<text:span text:style-name="T10">ESRGAN</text:span>となる。</text:p>
      <text:p text:style-name="P10"><text:span text:style-name="T9">ESRGANは見た目のリアリティを重視した画像超解像手法であり、細部を鮮明に復元するのが得意<text:line-break/>DEMへの応用事例はあるが、</text:span><text:span text:style-name="T7">標高地の数値的な正確さは保証されない</text:span><text:span text:style-name="T9">。GAN特有の幻のピークや偽の谷が生じる可能性がある。<text:line-break/>誤った標高地が生成されると、</text:span><text:span text:style-name="T7">危険な経路を安全と誤認する可能性がある</text:span><text:span text:style-name="T9">。よって</text:span></text:p>
      <text:list xml:id="list2403995192" text:style-name="L3">
        <text:list-item>
          <text:p text:style-name="P15">経路探索や精度向上→DEM専用手法</text:p>
        </text:list-item>
        <text:list-item>
          <text:p text:style-name="P15">見た目の改善やビジュアル化→ESRGANも有効</text:p>
        </text:list-item>
      </text:list>
      <text:h text:style-name="P11" text:outline-level="2">super_resolution_upscale.ipynb<text:span text:style-name="T12">の実行方法</text:span></text:h>
      <text:list xml:id="list1618396484" text:style-name="L5">
        <text:list-item>
          <text:list>
            <text:list-item>
              <text:p text:style-name="P18"><text:span text:style-name="T5">まず</text:span><text:span text:style-name="T4">Google colabを起動し、ファイルを開く。</text:span></text:p>
            </text:list-item>
            <text:list-item>
              <text:p text:style-name="P18"><text:span text:style-name="T4">次にGoogle driveに以下のようにフォルダを作成する。</text:span></text:p>
            </text:list-item>
          </text:list>
        </text:list-item>
      </text:list>
      <text:list xml:id="list3520338886" text:style-name="L4">
        <text:list-item>
          <text:list>
            <text:list-item>
              <text:p text:style-name="P16"><text:span text:style-name="T3">GISR_code</text:span></text:p>
              <text:list>
                <text:list-item>
                  <text:p text:style-name="P16"><text:span text:style-name="T3">GISR_checkpoint</text:span></text:p>
                </text:list-item>
                <text:list-item>
                  <text:p text:style-name="P16"><text:span text:style-name="T3">dataset</text:span></text:p>
                </text:list-item>
                <text:list-item>
                  <text:p text:style-name="P16"><text:span text:style-name="T3">models</text:span></text:p>
                </text:list-item>
              </text:list>
            </text:list-item>
          </text:list>
        </text:list-item>
      </text:list>
      <text:p text:style-name="P17"><text:span text:style-name="T3"/></text:p>
      <text:p text:style-name="P17"><text:span text:style-name="T3"/></text:p>
      <text:p text:style-name="P17"><text:span text:style-name="T3"/></text:p>
      <text:p text:style-name="P19"><text:span text:style-name="T3">結果<text:line-break/>学習用とテスト用にcenter_tile.tif(500x500)<text:line-break/>LR shape: (500, 500)</text:span></text:p>
      <text:p text:style-name="P19"><text:span text:style-name="T3">HR shape: (500, 500)</text:span></text:p>
      <text:p text:style-name="P19"><text:span text:style-name="T3">LR pixel count: 250000</text:span></text:p>
      <text:p text:style-name="P19"><text:span text:style-name="T3">HR pixel count: 250000</text:span></text:p>
      <text:p text:style-name="P19"><text:span text:style-name="T3">RMSE: 1119.548</text:span></text:p>
      <text:p text:style-name="P19"><text:span text:style-name="T3">PSNR: <text:s/>7.1713614<text:line-break/><text:line-break/>やること</text:span></text:p>
      <text:p text:style-name="P19"><text:span text:style-name="T3">テスト用のDEMを別のものにする<text:line-break/>学習用DEMを解像度の高いものに変えてみる<text:line-break/>DEMのピクセルが増えないから増えるようにしてみる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8:12:09.655596942</meta:creation-date>
    <dc:date>2025-12-04T18:21:27.792548873</dc:date>
    <meta:editing-duration>PT3H50M2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962" meta:character-count="1513" meta:non-whitespace-character-count="1477"/>
  </office:meta>
</office:document-meta>
</file>